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a verdade, esse curso é bem diferente dos outros já listados, ele contém apenas algumas fotos de conceitos importantes para a segurança da informação, porem no momento o curso está inativo. Talvez no futuro continue o que comecei. </text:h>
      <text:h text:style-name="Heading_20_3" text:outline-level="3"/>
      <text:h text:style-name="Heading_20_3" text:outline-level="3">Muito obrigado pela visita, me siga no GitHub, em @thiagoAlexandre3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2T23:46:21.828736664</dc:date>
    <meta:editing-duration>PT4M5S</meta:editing-duration>
    <meta:editing-cycles>1</meta:editing-cycles>
    <meta:document-statistic meta:table-count="0" meta:image-count="0" meta:object-count="0" meta:page-count="1" meta:paragraph-count="2" meta:word-count="48" meta:character-count="300" meta:non-whitespace-character-count="253"/>
    <meta:generator>LibreOffice/6.0.7.3$Linux_X86_64 LibreOffice_project/00m0$Build-3</meta:generator>
  </office:meta>
</office:document-meta>
</file>